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mbria" svg:font-family="Cambria" style:font-family-generic="swiss"/>
    <style:font-face style:name="Courier" svg:font-family="Courier" style:font-family-generic="swiss"/>
    <style:font-face style:name="Lucida Sans" svg:font-family="'Lucida Sans'" style:font-family-generic="system" style:font-pitch="variable"/>
    <style:font-face style:name="OpenSymbol" svg:font-family="OpenSymbol" style:font-charset="x-symbol"/>
    <style:font-face style:name="OpenSymbol1" svg:font-family="OpenSymbol" style:font-family-generic="swiss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line-height="115%"/>
      <style:text-properties style:font-name="Arial"/>
    </style:style>
    <style:style style:name="P3" style:family="paragraph" style:parent-style-name="Standard">
      <style:paragraph-properties fo:margin-top="0in" fo:margin-bottom="0.139in" style:contextual-spacing="false" fo:line-height="115%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in" fo:margin-bottom="0.139in" style:contextual-spacing="false" fo:line-height="115%"/>
      <style:text-properties style:font-name="Arial" fo:font-size="12pt" style:font-size-asian="12pt" style:font-size-complex="12pt"/>
    </style:style>
    <style:style style:name="P5" style:family="paragraph" style:parent-style-name="Standard" style:list-style-name="L1">
      <style:paragraph-properties fo:margin-top="0in" fo:margin-bottom="0.139in" style:contextual-spacing="false" fo:line-height="115%"/>
      <style:text-properties style:font-name="Arial" fo:font-size="12pt" style:font-size-asian="12pt" style:font-size-complex="12pt"/>
    </style:style>
    <style:style style:name="P6" style:family="paragraph" style:parent-style-name="Standard" style:list-style-name="L2">
      <style:paragraph-properties fo:margin-top="0in" fo:margin-bottom="0.139in" style:contextual-spacing="false" fo:line-height="115%"/>
      <style:text-properties style:font-name="Arial"/>
    </style:style>
    <style:style style:name="P7" style:family="paragraph" style:parent-style-name="Standard" style:list-style-name="L2">
      <style:paragraph-properties fo:margin-top="0in" fo:margin-bottom="0.139in" style:contextual-spacing="false" fo:line-height="115%"/>
      <style:text-properties style:font-name="Arial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 style:list-style-name="L3">
      <style:paragraph-properties fo:margin-top="0in" fo:margin-bottom="0.139in" style:contextual-spacing="false" fo:line-height="115%"/>
      <style:text-properties style:font-name="Arial" officeooo:paragraph-rsid="0017bb3f"/>
    </style:style>
    <style:style style:name="P9" style:family="paragraph" style:parent-style-name="Standard" style:list-style-name="L3">
      <style:paragraph-properties fo:margin-top="0in" fo:margin-bottom="0.139in" style:contextual-spacing="false" fo:line-height="115%"/>
      <style:text-properties style:font-name="Arial"/>
    </style:style>
    <style:style style:name="P10" style:family="paragraph" style:parent-style-name="Standard">
      <style:paragraph-properties fo:margin-top="0in" fo:margin-bottom="0.139in" style:contextual-spacing="false" fo:line-height="115%"/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L4">
      <style:paragraph-properties fo:margin-top="0in" fo:margin-bottom="0.139in" style:contextual-spacing="false" fo:line-height="115%"/>
      <style:text-properties style:font-name="Arial"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officeooo:rsid="00188d16"/>
    </style:style>
    <style:style style:name="T3" style:family="text">
      <style:text-properties fo:language="en" fo:country="US" officeooo:rsid="00188d16"/>
    </style:style>
    <style:style style:name="T4" style:family="text">
      <style:text-properties fo:language="en" fo:country="US" officeooo:rsid="0019a4bb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weight="bold" officeooo:rsid="0017bb3f" style:font-weight-asian="bold" style:font-weight-complex="bold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font-size="12pt" fo:language="en" fo:country="US" officeooo:rsid="0017bb3f" style:font-size-asian="12pt" style:font-size-complex="12pt"/>
    </style:style>
    <style:style style:name="T9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0" style:family="text">
      <style:text-properties fo:font-size="12pt" fo:language="en" fo:country="US" fo:font-weight="bold" officeooo:rsid="0017bb3f" style:font-size-asian="12pt" style:font-weight-asian="bold" style:font-size-complex="12pt" style:font-weight-complex="bold"/>
    </style:style>
    <style:style style:name="T11" style:family="text">
      <style:text-properties fo:language="en" fo:country="US" officeooo:rsid="0017bb3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OSEPH KAMAU MUTHIKE</text:span></text:p>
      <text:p text:style-name="P2">Information Systems Developer | Full Stack Engineer</text:p>
      <text:p text:style-name="P2">Kenya (GMT+3) • Open to Remote <text:span text:style-name="T2">and</text:span> Relocation</text:p>
      <text:p text:style-name="P2">Phone: +254 711 391 662</text:p>
      <text:p text:style-name="P2">Email: joemuthike02@gmail.com</text:p>
      <text:p text:style-name="P2">LinkedIn: linkedin.com/in/joseph-kamau-a901ba344</text:p>
      <text:p text:style-name="P2">GitHub: github.com/josekamaa</text:p>
      <text:p text:style-name="P2">Portfolio: josekamaa.github.io/portfolio/</text:p>
      <text:p text:style-name="P3"><text:span text:style-name="T1">PROFESSIONAL SUMMARY</text:span></text:p>
      <text:p text:style-name="P4"><text:span text:style-name="T3">I am a r</text:span><text:span text:style-name="T1">esults oriented Information Science professional and Full Stack Developer with expertise in designing scalable database architectures and Information Management Systems. </text:span><text:span text:style-name="T3">I have a p</text:span><text:span text:style-name="T1">roven track record in digitizing manual workflows, optimizing MySQL databases for performance, and ensuring regulatory compliance in </text:span><text:span text:style-name="T3">their</text:span><text:span text:style-name="T1"> environments. </text:span><text:span text:style-name="T3">I am s</text:span><text:span text:style-name="T1">killed in PHP, JavaScript, and MVC Architecture, with a strong focus on data integrity and user centric design. </text:span><text:span text:style-name="T3">I am a</text:span><text:span text:style-name="T1">tively seeking opportunities to leverage technical skills in data driven environments. <text:s/></text:span></text:p>
      <text:p text:style-name="P3"><text:span text:style-name="T1">TECHNICAL SKILLS</text:span></text:p>
      <text:list text:style-name="L1">
        <text:list-item>
          <text:p text:style-name="P5"><text:span text:style-name="T1">Languages &amp; Frameworks: PHP, JavaScript (ES6+), Java, HTML5, CSS3. <text:s/></text:span></text:p>
        </text:list-item>
        <text:list-item>
          <text:p text:style-name="P5"><text:span text:style-name="T1">Information Systems &amp; Databases: MySQL, SQL, Database Normalization, Query Optimization, RESTful API Design, CRUD Systems. <text:s/></text:span></text:p>
        </text:list-item>
        <text:list-item>
          <text:p text:style-name="P5"><text:span text:style-name="T1">Web Technologies: Responsive Design, WordPress Development, MVC Architecture. <text:s/></text:span></text:p>
        </text:list-item>
        <text:list-item>
          <text:p text:style-name="P5"><text:span text:style-name="T1">DevOps &amp; Tools: Git, GitHub, Supabase, Vercel, Microsoft Office Suite. <text:s/></text:span></text:p>
        </text:list-item>
        <text:list-item>
          <text:p text:style-name="P5"><text:span text:style-name="T1">Core Competencies: System Analysis, Data Security Standards (NHIF/JICA compliance), Workflow Automation. <text:s/></text:span></text:p>
        </text:list-item>
      </text:list>
      <text:p text:style-name="P3"><text:span text:style-name="T1">PROFESSIONAL EXPERIENCE</text:span></text:p>
      <text:list text:style-name="L2">
        <text:list-item>
          <text:p text:style-name="P6"><text:span text:style-name="T1">Full Stack Developer (Intern) | Kimbimbi Level 4 Hospital Kirinyaga, Kenya | 2024</text:span></text:p>
        </text:list-item>
        <text:list-item>
          <text:p text:style-name="P6"><text:span text:style-name="T1">System Architecture </text:span><text:span text:style-name="T4">and</text:span><text:span text:style-name="T1"> Deployment: Engineered and deployed a comprehensive Health Information Management System (HIMS), successfully transitioning the facility from manual paper filing to a fully digital workflow. <text:s/></text:span></text:p>
        </text:list-item>
        <text:list-item>
          <text:p text:style-name="P6"><text:soft-page-break/><text:span text:style-name="T1">Database Optimization: Designed and optimized MySQL database schemas to handle complex patient data, significantly reducing data retrieval errors and improving query response times. <text:s/></text:span></text:p>
        </text:list-item>
        <text:list-item>
          <text:p text:style-name="P6"><text:span text:style-name="T1">Regulatory Compliance: Implemented strict data reporting standards compliant with NHIF (National Health Insurance Fund), KHIS, and JICA protocols, ensuring accurate statutory reporting. <text:s/></text:span></text:p>
        </text:list-item>
        <text:list-item>
          <text:p text:style-name="P6"><text:span text:style-name="T1">Workflow Automation: Analyzed clinical workflows to build custom modules that streamlined patient admission and treatment tracking. <text:s/></text:span></text:p>
        </text:list-item>
        <text:list-item>
          <text:p text:style-name="P7"><text:span text:style-name="T1">KEY PROJECTS</text:span></text:p>
        </text:list-item>
      </text:list>
      <text:list text:style-name="L3">
        <text:list-item>
          <text:p text:style-name="P8"><text:span text:style-name="T5">KHIMS (K</text:span><text:span text:style-name="T6">imbimbi</text:span><text:span text:style-name="T5"> Health Information Management System)</text:span><text:span text:style-name="T1"> </text:span><text:span text:style-name="T7">Role: Lead Develope</text:span><text:span text:style-name="T8">r. I d</text:span><text:span text:style-name="T7">eveloped a scalable hospital management platform featuring module based architecture for patient records, pharmacy inventory, and billing. </text:span><text:span text:style-name="T7">Focused on data security and role-based access control to protect sensitive patient information.</text:span></text:p>
        </text:list-item>
        <text:list-item>
          <text:p text:style-name="P9"><text:span text:style-name="T5">Agrovet &amp; Inventory Systems </text:span><text:span text:style-name="T7">Role: Full Stack Developer. </text:span><text:span text:style-name="T7">Built a robust inventory and sales reporting platform for agribusinesses ("Agrovet Systems" &amp; "Daylight Collections"). <text:s/></text:span><text:span text:style-name="T8">i</text:span><text:span text:style-name="T7">ntegrated real-time stock tracking and automated sales report generation to aid business decision-making.</text:span></text:p>
        </text:list-item>
        <text:list-item>
          <text:p text:style-name="P9"><text:span text:style-name="T9">Gitwa Farm Business Porta</text:span><text:span text:style-name="T10">l </text:span><text:span text:style-name="T1">Role: Frontend Developer. </text:span><text:span text:style-name="T11">I d</text:span><text:span text:style-name="T1">esigned a fully responsive business website utilizing modern UI/UX principles to enhance brand visibility and customer engagement. <text:s/></text:span></text:p>
        </text:list-item>
        <text:list-item>
          <text:p text:style-name="P9"><text:span text:style-name="T5">My Day Application.</text:span><text:span text:style-name="T1"> Role: Application Developer </text:span><text:span text:style-name="T11">I c</text:span><text:span text:style-name="T1">reated a social web application focused on user interaction and dynamic content management. <text:s/></text:span></text:p>
        </text:list-item>
      </text:list>
      <text:p text:style-name="P10"><text:span text:style-name="T1">EDUCATION</text:span></text:p>
      <text:p text:style-name="P4"><text:span text:style-name="T1">Bachelor of Information Science (IT Major)</text:span></text:p>
      <text:p text:style-name="P4"><text:span text:style-name="T1">Kisii University | Completion: 2025 <text:s/></text:span></text:p>
      <text:p text:style-name="P4"><text:span text:style-name="T1">Focus: Information Architecture, Database Management, and System Analysis.</text:span></text:p>
      <text:p text:style-name="P10"><text:span text:style-name="T1">CERTIFICATIONS</text:span></text:p>
      <text:list text:style-name="L4">
        <text:list-item>
          <text:p text:style-name="P11"><text:span text:style-name="T1">KUISSA Association Certificate <text:s/></text:span></text:p>
        </text:list-item>
        <text:list-item>
          <text:p text:style-name="P11"><text:span text:style-name="T1">Microsoft Office Specialist Certificate 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mbria" svg:font-family="Cambria" style:font-family-generic="swiss"/>
    <style:font-face style:name="Courier" svg:font-family="Courier" style:font-family-generic="swiss"/>
    <style:font-face style:name="Lucida Sans" svg:font-family="'Lucida Sans'" style:font-family-generic="system" style:font-pitch="variable"/>
    <style:font-face style:name="OpenSymbol" svg:font-family="OpenSymbol" style:font-charset="x-symbol"/>
    <style:font-face style:name="OpenSymbol1" svg:font-family="OpenSymbol" style:font-family-generic="swiss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宋体" style:font-size-asian="11pt" style:language-asian="en" style:country-asian="US" style:font-name-complex="宋体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宋体" style:font-size-asian="11pt" style:language-asian="en" style:country-asian="US" style:font-name-complex="宋体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mbria" fo:font-family="Cambria" style:font-family-generic="swiss" fo:font-size="11pt" fo:language="en" fo:country="US" style:letter-kerning="false" style:font-name-asian="宋体" style:font-family-asian="宋体" style:font-family-generic-asian="system" style:font-pitch-asian="variable" style:font-size-asian="11pt" style:language-asian="en" style:country-asian="US" style:font-name-complex="宋体" style:font-family-complex="宋体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_5f_0cf1ff99-9971-47d0-b807-34d36a2a1e48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swiss" fo:font-size="14pt" fo:font-weight="bold" style:font-name-asian="宋体" style:font-family-asian="宋体" style:font-family-generic-asian="system" style:font-pitch-asian="variable" style:font-size-asian="14pt" style:font-weight-asian="bold" style:font-name-complex="宋体" style:font-family-complex="宋体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_5f_7f87d839-dc14-4a59-9999-bc62df784fd4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swiss" fo:font-size="13pt" fo:font-weight="bold" style:font-name-asian="宋体" style:font-family-asian="宋体" style:font-family-generic-asian="system" style:font-pitch-asian="variable" style:font-size-asian="13pt" style:font-weight-asian="bold" style:font-name-complex="宋体" style:font-family-complex="宋体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_5f_e0443e30-2cc9-4fc8-9345-9b2c5709f1ae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swiss" fo:font-weight="bold" style:font-name-asian="宋体" style:font-family-asian="宋体" style:font-family-generic-asian="system" style:font-pitch-asian="variable" style:font-weight-asian="bold" style:font-name-complex="宋体" style:font-family-complex="宋体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_5f_5baab2cd-70e9-48d4-b0fe-ebb91739af90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swiss" fo:font-style="italic" fo:font-weight="bold" style:font-name-asian="宋体" style:font-family-asian="宋体" style:font-family-generic-asian="system" style:font-pitch-asian="variable" style:font-style-asian="italic" style:font-weight-asian="bold" style:font-name-complex="宋体" style:font-family-complex="宋体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_5f_512a6f28-09f5-4aff-860e-0ab74ae7fa7b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swiss" style:font-name-asian="宋体" style:font-family-asian="宋体" style:font-family-generic-asian="system" style:font-pitch-asian="variable" style:font-name-complex="宋体" style:font-family-complex="宋体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_5f_0f10f7ed-b617-4d01-86c4-02a478726a63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swiss" fo:font-style="italic" style:font-name-asian="宋体" style:font-family-asian="宋体" style:font-family-generic-asian="system" style:font-pitch-asian="variable" style:font-style-asian="italic" style:font-name-complex="宋体" style:font-family-complex="宋体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_5f_9e09d8d5-6037-4392-ab34-f20b5b363f72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swiss" fo:font-style="italic" style:font-name-asian="宋体" style:font-family-asian="宋体" style:font-family-generic-asian="system" style:font-pitch-asian="variable" style:font-style-asian="italic" style:font-name-complex="宋体" style:font-family-complex="宋体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_5f_e203c545-0546-4bb9-a7ea-7ae86dcdc859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swiss" fo:font-size="10pt" style:font-name-asian="宋体" style:font-family-asian="宋体" style:font-family-generic-asian="system" style:font-pitch-asian="variable" style:font-size-asian="10pt" style:font-name-complex="宋体" style:font-family-complex="宋体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_5f_f192b99c-4fd7-4f50-81d6-11050e908532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swiss" fo:font-size="10pt" fo:font-style="italic" style:font-name-asian="宋体" style:font-family-asian="宋体" style:font-family-generic-asian="system" style:font-pitch-asian="variable" style:font-size-asian="10pt" style:font-style-asian="italic" style:font-name-complex="宋体" style:font-family-complex="宋体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_5f_bf0afcc5-a035-4d96-9f5b-80cb8eb143e9" style:class="extra">
      <style:paragraph-properties fo:margin-top="0in" fo:margin-bottom="0in" style:contextual-spacing="false" fo:line-height="100%">
        <style:tab-stops/>
      </style:paragraph-properties>
    </style:style>
    <style:style style:name="Footer" style:family="paragraph" style:parent-style-name="Standard" loext:linked-style-name="Footer_20_Char_5f_ed2ff86b-eec5-4341-be31-048d98abb48f" style:class="extra">
      <style:paragraph-properties fo:margin-top="0in" fo:margin-bottom="0in" style:contextual-spacing="false" fo:line-height="100%">
        <style:tab-stops/>
      </style:paragraph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mbria" fo:font-family="Cambria" style:font-family-generic="swiss" fo:font-size="11pt" fo:language="en" fo:country="US" style:letter-kerning="false" style:font-name-asian="宋体" style:font-family-asian="宋体" style:font-family-generic-asian="system" style:font-pitch-asian="variable" style:font-size-asian="11pt" style:language-asian="en" style:country-asian="US" style:font-name-complex="宋体" style:font-family-complex="宋体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Title_20_Char_5f_1e64ebac-57da-4bda-8f36-57d4386f276a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swiss" fo:font-size="26pt" fo:letter-spacing="0.0035in" style:letter-kerning="true" style:font-name-asian="宋体" style:font-family-asian="宋体" style:font-family-generic-asian="system" style:font-pitch-asian="variable" style:font-size-asian="26pt" style:font-name-complex="宋体" style:font-family-complex="宋体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swiss" fo:font-size="12pt" fo:letter-spacing="0.0102in" fo:font-style="italic" style:font-name-asian="宋体" style:font-family-asian="宋体" style:font-family-generic-asian="system" style:font-pitch-asian="variable" style:font-size-asian="12pt" style:font-style-asian="italic" style:font-name-complex="宋体" style:font-family-complex="宋体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list-level="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list-level="1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list-level="1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4" style:list-level="1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5" style:list-level="1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6" style:list-level="1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>
        <style:tab-stops/>
      </style:paragraph-properties>
      <style:text-properties style:use-window-font-color="true" loext:opacity="0%" style:font-name="Courier" fo:font-family="Courier" style:font-family-generic="swiss" fo:font-size="10pt" fo:language="en" fo:country="US" style:letter-kerning="false" style:font-name-asian="宋体" style:font-family-asian="宋体" style:font-family-generic-asian="system" style:font-pitch-asian="variable" style:font-size-asian="10pt" style:language-asian="en" style:country-asian="US" style:font-name-complex="宋体" style:font-family-complex="宋体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Quote" style:family="paragraph" style:parent-style-name="Standard" style:next-style-name="Standard" loext:linked-style-name="Quote_20_Char_5f_492ac49d-7782-4f06-9e2e-62fcb15e05e5">
      <style:text-properties fo:color="#00000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Intense_20_Quote_20_Char_5f_b488b489-3439-42b4-b679-05a15a0207a3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_5f_bf0afcc5-a035-4d96-9f5b-80cb8eb143e9" style:display-name="Header Char_bf0afcc5-a035-4d96-9f5b-80cb8eb143e9" style:family="text" style:parent-style-name="Default_20_Paragraph_20_Font" loext:linked-style-name="Header"/>
    <style:style style:name="Footer_20_Char_5f_ed2ff86b-eec5-4341-be31-048d98abb48f" style:display-name="Footer Char_ed2ff86b-eec5-4341-be31-048d98abb48f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_5f_0cf1ff99-9971-47d0-b807-34d36a2a1e48" style:display-name="Heading 1 Char_0cf1ff99-9971-47d0-b807-34d36a2a1e48" style:family="text" style:parent-style-name="Default_20_Paragraph_20_Font" loext:linked-style-name="Heading_20_1">
      <style:text-properties fo:color="#365f91" loext:opacity="100%" style:font-name="Calibri" fo:font-family="Calibri" style:font-family-generic="swiss" fo:font-size="14pt" fo:font-weight="bold" style:font-name-asian="宋体" style:font-family-asian="宋体" style:font-family-generic-asian="system" style:font-pitch-asian="variable" style:font-size-asian="14pt" style:font-weight-asian="bold" style:font-name-complex="宋体" style:font-family-complex="宋体" style:font-family-generic-complex="system" style:font-pitch-complex="variable" style:font-size-complex="14pt" style:font-weight-complex="bold"/>
    </style:style>
    <style:style style:name="Heading_20_2_20_Char_5f_7f87d839-dc14-4a59-9999-bc62df784fd4" style:display-name="Heading 2 Char_7f87d839-dc14-4a59-9999-bc62df784fd4" style:family="text" style:parent-style-name="Default_20_Paragraph_20_Font" loext:linked-style-name="Heading_20_2">
      <style:text-properties fo:color="#4f81bd" loext:opacity="100%" style:font-name="Calibri" fo:font-family="Calibri" style:font-family-generic="swiss" fo:font-size="13pt" fo:font-weight="bold" style:font-name-asian="宋体" style:font-family-asian="宋体" style:font-family-generic-asian="system" style:font-pitch-asian="variable" style:font-size-asian="13pt" style:font-weight-asian="bold" style:font-name-complex="宋体" style:font-family-complex="宋体" style:font-family-generic-complex="system" style:font-pitch-complex="variable" style:font-size-complex="13pt" style:font-weight-complex="bold"/>
    </style:style>
    <style:style style:name="Heading_20_3_20_Char_5f_e0443e30-2cc9-4fc8-9345-9b2c5709f1ae" style:display-name="Heading 3 Char_e0443e30-2cc9-4fc8-9345-9b2c5709f1ae" style:family="text" style:parent-style-name="Default_20_Paragraph_20_Font" loext:linked-style-name="Heading_20_3">
      <style:text-properties fo:color="#4f81bd" loext:opacity="100%" style:font-name="Calibri" fo:font-family="Calibri" style:font-family-generic="swiss" fo:font-weight="bold" style:font-name-asian="宋体" style:font-family-asian="宋体" style:font-family-generic-asian="system" style:font-pitch-asian="variable" style:font-weight-asian="bold" style:font-name-complex="宋体" style:font-family-complex="宋体" style:font-family-generic-complex="system" style:font-pitch-complex="variable" style:font-weight-complex="bold"/>
    </style:style>
    <style:style style:name="Title_20_Char_5f_1e64ebac-57da-4bda-8f36-57d4386f276a" style:display-name="Title Char_1e64ebac-57da-4bda-8f36-57d4386f276a" style:family="text" style:parent-style-name="Default_20_Paragraph_20_Font" loext:linked-style-name="Title">
      <style:text-properties fo:color="#17365d" loext:opacity="100%" style:font-name="Calibri" fo:font-family="Calibri" style:font-family-generic="swiss" fo:font-size="26pt" fo:letter-spacing="0.0035in" style:letter-kerning="true" style:font-name-asian="宋体" style:font-family-asian="宋体" style:font-family-generic-asian="system" style:font-pitch-asian="variable" style:font-size-asian="26pt" style:font-name-complex="宋体" style:font-family-complex="宋体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swiss" fo:font-size="12pt" fo:letter-spacing="0.0102in" fo:font-style="italic" style:font-name-asian="宋体" style:font-family-asian="宋体" style:font-family-generic-asian="system" style:font-pitch-asian="variable" style:font-size-asian="12pt" style:font-style-asian="italic" style:font-name-complex="宋体" style:font-family-complex="宋体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swiss" fo:font-size="10pt" style:font-size-asian="10pt" style:font-size-complex="10pt"/>
    </style:style>
    <style:style style:name="Quote_20_Char_5f_492ac49d-7782-4f06-9e2e-62fcb15e05e5" style:display-name="Quote Char_492ac49d-7782-4f06-9e2e-62fcb15e05e5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_5f_5baab2cd-70e9-48d4-b0fe-ebb91739af90" style:display-name="Heading 4 Char_5baab2cd-70e9-48d4-b0fe-ebb91739af90" style:family="text" style:parent-style-name="Default_20_Paragraph_20_Font" loext:linked-style-name="Heading_20_4">
      <style:text-properties fo:color="#4f81bd" loext:opacity="100%" style:font-name="Calibri" fo:font-family="Calibri" style:font-family-generic="swiss" fo:font-style="italic" fo:font-weight="bold" style:font-name-asian="宋体" style:font-family-asian="宋体" style:font-family-generic-asian="system" style:font-pitch-asian="variable" style:font-style-asian="italic" style:font-weight-asian="bold" style:font-name-complex="宋体" style:font-family-complex="宋体" style:font-family-generic-complex="system" style:font-pitch-complex="variable" style:font-style-complex="italic" style:font-weight-complex="bold"/>
    </style:style>
    <style:style style:name="Heading_20_5_20_Char_5f_512a6f28-09f5-4aff-860e-0ab74ae7fa7b" style:display-name="Heading 5 Char_512a6f28-09f5-4aff-860e-0ab74ae7fa7b" style:family="text" style:parent-style-name="Default_20_Paragraph_20_Font" loext:linked-style-name="Heading_20_5">
      <style:text-properties fo:color="#243f60" loext:opacity="100%" style:font-name="Calibri" fo:font-family="Calibri" style:font-family-generic="swiss" style:font-name-asian="宋体" style:font-family-asian="宋体" style:font-family-generic-asian="system" style:font-pitch-asian="variable" style:font-name-complex="宋体" style:font-family-complex="宋体" style:font-family-generic-complex="system" style:font-pitch-complex="variable"/>
    </style:style>
    <style:style style:name="Heading_20_6_20_Char_5f_0f10f7ed-b617-4d01-86c4-02a478726a63" style:display-name="Heading 6 Char_0f10f7ed-b617-4d01-86c4-02a478726a63" style:family="text" style:parent-style-name="Default_20_Paragraph_20_Font" loext:linked-style-name="Heading_20_6">
      <style:text-properties fo:color="#243f60" loext:opacity="100%" style:font-name="Calibri" fo:font-family="Calibri" style:font-family-generic="swiss" fo:font-style="italic" style:font-name-asian="宋体" style:font-family-asian="宋体" style:font-family-generic-asian="system" style:font-pitch-asian="variable" style:font-style-asian="italic" style:font-name-complex="宋体" style:font-family-complex="宋体" style:font-family-generic-complex="system" style:font-pitch-complex="variable" style:font-style-complex="italic"/>
    </style:style>
    <style:style style:name="Heading_20_7_20_Char_5f_9e09d8d5-6037-4392-ab34-f20b5b363f72" style:display-name="Heading 7 Char_9e09d8d5-6037-4392-ab34-f20b5b363f72" style:family="text" style:parent-style-name="Default_20_Paragraph_20_Font" loext:linked-style-name="Heading_20_7">
      <style:text-properties fo:color="#404040" loext:opacity="100%" style:font-name="Calibri" fo:font-family="Calibri" style:font-family-generic="swiss" fo:font-style="italic" style:font-name-asian="宋体" style:font-family-asian="宋体" style:font-family-generic-asian="system" style:font-pitch-asian="variable" style:font-style-asian="italic" style:font-name-complex="宋体" style:font-family-complex="宋体" style:font-family-generic-complex="system" style:font-pitch-complex="variable" style:font-style-complex="italic"/>
    </style:style>
    <style:style style:name="Heading_20_8_20_Char_5f_e203c545-0546-4bb9-a7ea-7ae86dcdc859" style:display-name="Heading 8 Char_e203c545-0546-4bb9-a7ea-7ae86dcdc859" style:family="text" style:parent-style-name="Default_20_Paragraph_20_Font" loext:linked-style-name="Heading_20_8">
      <style:text-properties fo:color="#4f81bd" loext:opacity="100%" style:font-name="Calibri" fo:font-family="Calibri" style:font-family-generic="swiss" fo:font-size="10pt" style:font-name-asian="宋体" style:font-family-asian="宋体" style:font-family-generic-asian="system" style:font-pitch-asian="variable" style:font-size-asian="10pt" style:font-name-complex="宋体" style:font-family-complex="宋体" style:font-family-generic-complex="system" style:font-pitch-complex="variable" style:font-size-complex="10pt"/>
    </style:style>
    <style:style style:name="Heading_20_9_20_Char_5f_f192b99c-4fd7-4f50-81d6-11050e908532" style:display-name="Heading 9 Char_f192b99c-4fd7-4f50-81d6-11050e908532" style:family="text" style:parent-style-name="Default_20_Paragraph_20_Font" loext:linked-style-name="Heading_20_9">
      <style:text-properties fo:color="#404040" loext:opacity="100%" style:font-name="Calibri" fo:font-family="Calibri" style:font-family-generic="swiss" fo:font-size="10pt" fo:font-style="italic" style:font-name-asian="宋体" style:font-family-asian="宋体" style:font-family-generic-asian="system" style:font-pitch-asian="variable" style:font-size-asian="10pt" style:font-style-asian="italic" style:font-name-complex="宋体" style:font-family-complex="宋体" style:font-family-generic-complex="system" style:font-pitch-complex="variable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_5f_b488b489-3439-42b4-b679-05a15a0207a3" style:display-name="Intense Quote Char_b488b489-3439-42b4-b679-05a15a0207a3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Bullets" style:family="text">
      <style:text-properties style:font-name="OpenSymbol1" fo:font-family="OpenSymbol" style:font-family-generic="swiss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3-12-23T23:15:00</meta:creation-date>
    <meta:initial-creator>python-docx</meta:initial-creator>
    <dc:description>generated by python-docx</dc:description>
    <dc:language>en-US</dc:language>
    <dc:creator>jose kamtech</dc:creator>
    <dc:date>2025-07-11T23:07:41.196139417</dc:date>
    <meta:editing-cycles>5</meta:editing-cycles>
    <meta:editing-duration>PT19M6S</meta:editing-duration>
    <meta:generator>LibreOffice/25.8.1.1$Linux_X86_64 LibreOffice_project/54047653041915e595ad4e45cccea684809c77b5</meta:generator>
    <meta:document-statistic meta:table-count="0" meta:image-count="0" meta:object-count="0" meta:page-count="2" meta:paragraph-count="34" meta:word-count="437" meta:character-count="3351" meta:non-whitespace-character-count="2935"/>
    <meta:user-defined meta:name="AppVersion">15.000</meta:user-defined>
    <meta:user-defined meta:name="ICV">b1c7044175424d7da88505ff7aff73b6</meta:user-defined>
    <meta:template xlink:type="simple" xlink:actuate="onRequest" xlink:title="Normal.dotm" xlink:href=""/>
  </office:meta>
</office:document-meta>
</file>